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6" table:default-cell-style-name="Default"/>
        <table:table-row table:style-name="ro1">
          <table:table-cell table:formula="of:=2*RAND()-1" office:value-type="float" office:value="-0.261296855751425">
            <text:p>-0,2612968558</text:p>
          </table:table-cell>
          <table:table-cell table:formula="of:=2*RAND()-1" office:value-type="float" office:value="0.3115956466645">
            <text:p>0,3115956467</text:p>
          </table:table-cell>
          <table:table-cell table:formula="of:=2*RAND()-1" office:value-type="float" office:value="-0.0529256309382618">
            <text:p>-0,0529256309</text:p>
          </table:table-cell>
          <table:table-cell table:formula="of:=2*RAND()-1" office:value-type="float" office:value="-0.604469125624746">
            <text:p>-0,6044691256</text:p>
          </table:table-cell>
          <table:table-cell table:formula="of:=2*RAND()-1" office:value-type="float" office:value="0.323248520959169">
            <text:p>0,323248521</text:p>
          </table:table-cell>
          <table:table-cell table:number-columns-repeated="8"/>
        </table:table-row>
        <table:table-row table:style-name="ro1">
          <table:table-cell table:formula="of:=2*RAND()-1" office:value-type="float" office:value="-0.0601350669749081">
            <text:p>-0,060135067</text:p>
          </table:table-cell>
          <table:table-cell table:formula="of:=2*RAND()-1" office:value-type="float" office:value="-0.177646893076599">
            <text:p>-0,1776468931</text:p>
          </table:table-cell>
          <table:table-cell table:formula="of:=2*RAND()-1" office:value-type="float" office:value="0.193380191456527">
            <text:p>0,1933801915</text:p>
          </table:table-cell>
          <table:table-cell table:formula="of:=2*RAND()-1" office:value-type="float" office:value="0.181937125045806">
            <text:p>0,181937125</text:p>
          </table:table-cell>
          <table:table-cell table:formula="of:=2*RAND()-1" office:value-type="float" office:value="0.873979204334319">
            <text:p>0,8739792043</text:p>
          </table:table-cell>
          <table:table-cell table:number-columns-repeated="8"/>
        </table:table-row>
        <table:table-row table:style-name="ro1">
          <table:table-cell table:formula="of:=2*RAND()-1" office:value-type="float" office:value="0.401744375936687">
            <text:p>0,4017443759</text:p>
          </table:table-cell>
          <table:table-cell table:formula="of:=2*RAND()-1" office:value-type="float" office:value="-0.0103582064621151">
            <text:p>-0,0103582065</text:p>
          </table:table-cell>
          <table:table-cell table:formula="of:=2*RAND()-1" office:value-type="float" office:value="-0.675535819493234">
            <text:p>-0,6755358195</text:p>
          </table:table-cell>
          <table:table-cell table:formula="of:=2*RAND()-1" office:value-type="float" office:value="-0.714977597817779">
            <text:p>-0,7149775978</text:p>
          </table:table-cell>
          <table:table-cell table:formula="of:=2*RAND()-1" office:value-type="float" office:value="-0.326479309238493">
            <text:p>-0,3264793092</text:p>
          </table:table-cell>
          <table:table-cell table:number-columns-repeated="3"/>
          <table:table-cell table:style-name="ce1"/>
          <table:table-cell table:style-name="ce1" table:number-columns-spanned="4" table:number-rows-spanned="1"/>
          <table:covered-table-cell table:style-name="ce1"/>
          <table:covered-table-cell table:number-columns-repeated="2"/>
        </table:table-row>
        <table:table-row table:style-name="ro1">
          <table:table-cell table:formula="of:=2*RAND()-1" office:value-type="float" office:value="0.783867368474603">
            <text:p>0,7838673685</text:p>
          </table:table-cell>
          <table:table-cell table:formula="of:=2*RAND()-1" office:value-type="float" office:value="-0.932206527329981">
            <text:p>-0,9322065273</text:p>
          </table:table-cell>
          <table:table-cell table:formula="of:=2*RAND()-1" office:value-type="float" office:value="0.42597535951063">
            <text:p>0,4259753595</text:p>
          </table:table-cell>
          <table:table-cell table:formula="of:=2*RAND()-1" office:value-type="float" office:value="-0.260015845764428">
            <text:p>-0,2600158458</text:p>
          </table:table-cell>
          <table:table-cell table:formula="of:=2*RAND()-1" office:value-type="float" office:value="0.349285901524127">
            <text:p>0,3492859015</text:p>
          </table:table-cell>
          <table:table-cell table:number-columns-repeated="8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1"/>
          <table:table-cell table:number-columns-repeated="12"/>
        </table:table-row>
      </table:table>
      <table:table table:name="l1" table:style-name="ta1" table:print="false">
        <table:table-column table:style-name="co5" table:number-columns-repeated="5" table:default-cell-style-name="Default"/>
        <table:table-row table:style-name="ro1">
          <table:table-cell table:formula="of:=2*RAND()-1" office:value-type="float" office:value="0.644940024241805">
            <text:p>0,6449400242</text:p>
          </table:table-cell>
          <table:table-cell table:formula="of:=2*RAND()-1" office:value-type="float" office:value="-0.488127813208848">
            <text:p>-0,4881278132</text:p>
          </table:table-cell>
          <table:table-cell table:formula="of:=2*RAND()-1" office:value-type="float" office:value="-0.78869257401675">
            <text:p>-0,788692574</text:p>
          </table:table-cell>
          <table:table-cell table:formula="of:=2*RAND()-1" office:value-type="float" office:value="-0.713669292163104">
            <text:p>-0,7136692922</text:p>
          </table:table-cell>
          <table:table-cell table:formula="of:=2*RAND()-1" office:value-type="float" office:value="0.189442375209183">
            <text:p>0,1894423752</text:p>
          </table:table-cell>
        </table:table-row>
        <table:table-row table:style-name="ro1">
          <table:table-cell table:formula="of:=2*RAND()-1" office:value-type="float" office:value="0.260714787989855">
            <text:p>0,260714788</text:p>
          </table:table-cell>
          <table:table-cell table:formula="of:=2*RAND()-1" office:value-type="float" office:value="-0.773761686868966">
            <text:p>-0,7737616869</text:p>
          </table:table-cell>
          <table:table-cell table:formula="of:=2*RAND()-1" office:value-type="float" office:value="-0.195710199419409">
            <text:p>-0,1957101994</text:p>
          </table:table-cell>
          <table:table-cell table:formula="of:=2*RAND()-1" office:value-type="float" office:value="0.439795277547091">
            <text:p>0,4397952775</text:p>
          </table:table-cell>
          <table:table-cell table:formula="of:=2*RAND()-1" office:value-type="float" office:value="0.22922461014241">
            <text:p>0,2292246101</text:p>
          </table:table-cell>
        </table:table-row>
      </table:table>
      <table:table table:name="eval" table:style-name="ta1" table:print="false"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input</text:p>
          </table:table-cell>
          <table:table-cell table:style-name="ce1" office:value-type="string">
            <text:p>z0</text:p>
          </table:table-cell>
          <table:table-cell office:value-type="string">
            <text:p>a0</text:p>
          </table:table-cell>
          <table:table-cell office:value-type="string">
            <text:p>z1</text:p>
          </table:table-cell>
          <table:table-cell office:value-type="string">
            <text:p>a1</text:p>
          </table:table-cell>
        </table:table-row>
        <table:table-row table:style-name="ro1">
          <table:table-cell table:formula="of:=2*RAND()-1" office:value-type="float" office:value="-0.378560619894415">
            <text:p>-0,3785606199</text:p>
          </table:table-cell>
          <table:table-cell table:formula="of:=[l0.A1]+[l0.B1]*[.A2]+[l0.C1]*[.A3]+[l0.D1]*[.A4]+[l0.E1]*[.A5]" office:value-type="float" office:value="-0.731761008072121">
            <text:p>-0,7317610081</text:p>
          </table:table-cell>
          <table:table-cell table:formula="of:=1/(1+EXP([.B2]))" office:value-type="float" office:value="0.675191594659441">
            <text:p>0,6751915947</text:p>
          </table:table-cell>
          <table:table-cell table:formula="of:=[l1.A1]+[l1.B1]*[.C2]+[l1.C1]*[.C3]+[l1.D1]*[.C4]+[l1.E1]*[.C5]" office:value-type="float" office:value="-0.268036031938932">
            <text:p>-0,2680360319</text:p>
          </table:table-cell>
          <table:table-cell table:formula="of:=1/(1+EXP([.D2]))" office:value-type="float" office:value="0.566610690284104">
            <text:p>0,5666106903</text:p>
          </table:table-cell>
        </table:table-row>
        <table:table-row table:style-name="ro1">
          <table:table-cell table:formula="of:=2*RAND()-1" office:value-type="float" office:value="-0.271090917289257">
            <text:p>-0,2710909173</text:p>
          </table:table-cell>
          <table:table-cell table:formula="of:=[l0.A2]+[l0.B2]*[.A3]+[l0.C2]*[.A4]+[l0.D2]*[.A5]+[l0.E2]*[.A6]" office:value-type="float" office:value="-0.156895586900289">
            <text:p>-0,1568955869</text:p>
          </table:table-cell>
          <table:table-cell table:formula="of:=1/(1+EXP([.B3]))" office:value-type="float" office:value="0.539143632277176">
            <text:p>0,5391436323</text:p>
          </table:table-cell>
          <table:table-cell table:formula="of:=[l1.A2]+[l1.B2]*[.C3]+[l1.C2]*[.C4]+[l1.D2]*[.C5]+[l1.E2]*[.C6]" office:value-type="float" office:value="-0.136857595114821">
            <text:p>-0,1368575951</text:p>
          </table:table-cell>
          <table:table-cell table:formula="of:=1/(1+EXP([.D3]))" office:value-type="float" office:value="0.534161095635358">
            <text:p>0,5341610956</text:p>
          </table:table-cell>
        </table:table-row>
        <table:table-row table:style-name="ro1">
          <table:table-cell table:formula="of:=2*RAND()-1" office:value-type="float" office:value="0.115369357168674">
            <text:p>0,1153693572</text:p>
          </table:table-cell>
          <table:table-cell table:formula="of:=[l0.A3]+[l0.B3]*[.A4]+[l0.C3]*[.A5]+[l0.D3]*[.A6]+[l0.E3]*[.A7]" office:value-type="float" office:value="1.02147411623382">
            <text:p>1,0214741162</text:p>
          </table:table-cell>
          <table:table-cell table:formula="of:=1/(1+EXP([.B4]))" office:value-type="float" office:value="0.26474036003729">
            <text:p>0,26474036</text:p>
          </table:table-cell>
          <table:table-cell table:number-columns-repeated="2"/>
        </table:table-row>
        <table:table-row table:style-name="ro1">
          <table:table-cell table:formula="of:=2*RAND()-1" office:value-type="float" office:value="-0.919158898759633">
            <text:p>-0,9191588988</text:p>
          </table:table-cell>
          <table:table-cell table:formula="of:=[l0.A4]+[l0.B4]*[.A5]+[l0.C4]*[.A6]+[l0.D4]*[.A7]+[l0.E4]*[.A8]" office:value-type="float" office:value="1.64071329355177">
            <text:p>1,6407132936</text:p>
          </table:table-cell>
          <table:table-cell table:formula="of:=1/(1+EXP([.B5]))" office:value-type="float" office:value="0.162368027974996">
            <text:p>0,162368028</text:p>
          </table:table-cell>
          <table:table-cell table:number-columns-repeated="2"/>
        </table:table-row>
      </table:table>
      <table:table table:name="Лист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22.02.2018</text:date>, <text:time>17:41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7:16:44.36</meta:creation-date>
    <dc:date>2018-02-22T17:41:36</dc:date>
    <meta:editing-duration>PT25M1S</meta:editing-duration>
    <meta:editing-cycles>2</meta:editing-cycles>
    <meta:generator>OpenOffice/4.1.1$Win32 OpenOffice.org_project/411m6$Build-9775</meta:generator>
    <meta:document-statistic meta:table-count="4" meta:cell-count="55" meta:object-count="0"/>
  </office:meta>
</office:document-meta>
</file>